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0f24"/>
    </style:style>
    <style:style style:name="P2" style:family="paragraph" style:parent-style-name="Standard" style:list-style-name="L2">
      <style:text-properties officeooo:paragraph-rsid="001b0f24"/>
    </style:style>
    <style:style style:name="P3" style:family="paragraph" style:parent-style-name="Standard">
      <style:text-properties officeooo:rsid="001b0f24" officeooo:paragraph-rsid="001b0f24"/>
    </style:style>
    <style:style style:name="T1" style:family="text">
      <style:text-properties officeooo:rsid="001b0f24"/>
    </style:style>
    <style:style style:name="T2" style:family="text">
      <style:text-properties officeooo:rsid="001c6fa8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/text:span>Un fiore si trovò una volta vicino ad un campo. Aveva sete e domandò alla radice di aiutarlo. La radice domandò aiuto alla terra vicina: “cara terra dammi un po’ di frescura per il mio fiore”; “mi dispiace, radice, ma non posso darti niente. Anch’io sono secca. Bisognerebbe che il Signore ci mandasse un po’ d’acqua”. Il fiore guardò il cielo e aspettò un poco. Passò una nuvoletta: “Nuvoletta gentile, regalami un po’ d’acqua, ho sete!”. La nuvoletta non si fece pregare e regalò tante gocce di pioggia al fiore assetato. La terra si rinfrescò, la radice pure, e il fiore rialzò la corolla. L’acqua della nuvoletta gentile gli aveva riportato la vita</text:p>
      <text:p text:style-name="Standard"/>
      <text:p text:style-name="Standard"/>
      <text:list xml:id="list3401397143" text:style-name="L2">
        <text:list-item>
          <text:p text:style-name="P2">Un fiore si trovò una volta vicino ad un campo. Aveva sete e domandò alla radice di aiutarlo;</text:p>
        </text:list-item>
        <text:list-item>
          <text:p text:style-name="P2"><text:s/>La radice domandò aiuto alla terra vicina: “cara terra dammi un po’ di frescura per il mio fiore”; “mi dispiace, radice, ma non posso darti niente. Anch’io sono secca. Bisognerebbe che il Signore ci mandasse un po’ d’acqua”.</text:p>
        </text:list-item>
        <text:list-item>
          <text:p text:style-name="P2"><text:span text:style-name="T2">I</text:span>l fiore guardò il cielo e aspettò un poco. Passò una nuvoletta: “Nuvoletta gentile, regalami un po’ d’acqua, ho sete!”. La nuvoletta non si fece pregare e regalò tante gocce di pioggia al fiore assetato. </text:p>
        </text:list-item>
        <text:list-item>
          <text:p text:style-name="P2">La terra si rinfrescò, la radice pure, e il fiore rialzò la corolla. L’acqua della nuvoletta gentile gli aveva riportato la vita</text:p>
        </text:list-item>
      </text:list>
      <text:p text:style-name="P1"/>
      <text:p text:style-name="P1"/>
      <text:p text:style-name="P3">2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2:02:49.110099778</meta:creation-date>
    <meta:generator>LibreOffice/7.3.7.2$Linux_X86_64 LibreOffice_project/30$Build-2</meta:generator>
    <dc:date>2023-02-10T12:12:06.979059636</dc:date>
    <meta:editing-duration>PT9M16S</meta:editing-duration>
    <meta:editing-cycles>3</meta:editing-cycles>
    <meta:document-statistic meta:table-count="0" meta:image-count="0" meta:object-count="0" meta:page-count="1" meta:paragraph-count="6" meta:word-count="232" meta:character-count="1317" meta:non-whitespace-character-count="1092"/>
  </office:meta>
</office:document-meta>
</file>